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ddd9" officeooo:paragraph-rsid="0013ddd9" style:font-size-asian="17.5pt" style:font-size-complex="20pt"/>
    </style:style>
    <style:style style:name="P2" style:family="paragraph" style:parent-style-name="Standard">
      <style:text-properties fo:font-size="14pt" officeooo:rsid="0013ddd9" officeooo:paragraph-rsid="0013ddd9" style:font-size-asian="12.25pt" style:font-size-complex="14pt"/>
    </style:style>
    <style:style style:name="P3" style:family="paragraph" style:parent-style-name="Standard">
      <style:text-properties fo:font-size="16pt" officeooo:rsid="0013ddd9" officeooo:paragraph-rsid="0013ddd9" style:font-size-asian="14pt" style:font-size-complex="16pt"/>
    </style:style>
    <style:style style:name="P4" style:family="paragraph" style:parent-style-name="Standard">
      <style:text-properties fo:font-size="16pt" officeooo:rsid="00151ebf" officeooo:paragraph-rsid="00151ebf" style:font-size-asian="14pt" style:font-size-complex="16pt"/>
    </style:style>
    <style:style style:name="P5" style:family="paragraph" style:parent-style-name="Standard">
      <style:text-properties fo:font-size="16pt" officeooo:rsid="00167b47" officeooo:paragraph-rsid="00167b47" style:font-size-asian="14pt" style:font-size-complex="16pt"/>
    </style:style>
    <style:style style:name="P6" style:family="paragraph" style:parent-style-name="Standard">
      <style:text-properties fo:font-size="16pt" officeooo:rsid="0017c109" officeooo:paragraph-rsid="0017c109" style:font-size-asian="14pt" style:font-size-complex="16pt"/>
    </style:style>
    <style:style style:name="P7" style:family="paragraph" style:parent-style-name="Standard">
      <style:text-properties officeooo:rsid="00154631" officeooo:paragraph-rsid="00154631"/>
    </style:style>
    <style:style style:name="P8" style:family="paragraph" style:parent-style-name="Standard">
      <style:text-properties officeooo:rsid="00154631" officeooo:paragraph-rsid="00167b47"/>
    </style:style>
    <style:style style:name="P9" style:family="paragraph" style:parent-style-name="Standard">
      <style:text-properties officeooo:paragraph-rsid="0017c109"/>
    </style:style>
    <style:style style:name="P10" style:family="paragraph" style:parent-style-name="Standard">
      <style:text-properties style:text-position="0% 100%" fo:font-size="16pt" fo:font-style="normal" officeooo:rsid="00167b47" officeooo:paragraph-rsid="00167b47" style:font-size-asian="14pt" style:font-style-asian="normal" style:font-size-complex="16pt" style:font-style-complex="normal"/>
    </style:style>
    <style:style style:name="P11" style:family="paragraph" style:parent-style-name="Standard">
      <style:text-properties style:text-position="0% 100%" fo:font-size="16pt" fo:font-style="normal" officeooo:rsid="00167b47" officeooo:paragraph-rsid="001a6baf" style:font-size-asian="14pt" style:font-style-asian="normal" style:font-size-complex="16pt" style:font-style-complex="normal"/>
    </style:style>
    <style:style style:name="P12" style:family="paragraph" style:parent-style-name="Standard">
      <style:text-properties fo:font-size="16pt" fo:language="fr" fo:country="FR" officeooo:rsid="0017c109" officeooo:paragraph-rsid="0017c109" style:font-size-asian="16pt" style:font-size-complex="16pt"/>
    </style:style>
    <style:style style:name="P13" style:family="paragraph" style:parent-style-name="Standard">
      <style:text-properties officeooo:paragraph-rsid="001a6baf"/>
    </style:style>
    <style:style style:name="P14" style:family="paragraph" style:parent-style-name="Standard">
      <style:text-properties officeooo:rsid="0017c109" officeooo:paragraph-rsid="001a6baf"/>
    </style:style>
    <style:style style:name="P15" style:family="paragraph" style:parent-style-name="Standard">
      <style:text-properties officeooo:paragraph-rsid="0017c109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51ebf" style:font-size-asian="14pt" style:font-size-complex="16pt"/>
    </style:style>
    <style:style style:name="T3" style:family="text">
      <style:text-properties fo:font-size="16pt" officeooo:rsid="00167b47" style:font-size-asian="14pt" style:font-size-complex="16pt"/>
    </style:style>
    <style:style style:name="T4" style:family="text">
      <style:text-properties fo:font-size="16pt" officeooo:rsid="0017c109" style:font-size-asian="14pt" style:font-size-complex="16pt"/>
    </style:style>
    <style:style style:name="T5" style:family="text">
      <style:text-properties fo:font-size="16pt" fo:font-style="italic" officeooo:rsid="00167b47" style:font-size-asian="14pt" style:font-style-asian="italic" style:font-size-complex="16pt" style:font-style-complex="italic"/>
    </style:style>
    <style:style style:name="T6" style:family="text">
      <style:text-properties fo:font-size="16pt" fo:font-style="italic" officeooo:rsid="001a6baf" style:font-size-asian="14pt" style:font-style-asian="italic" style:font-size-complex="16pt" style:font-style-complex="italic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16pt" fo:language="fr" fo:country="FR" officeooo:rsid="0017c109" style:font-size-asian="16pt" style:font-size-complex="16pt"/>
    </style:style>
    <style:style style:name="T9" style:family="text">
      <style:text-properties fo:font-size="16pt" fo:language="fr" fo:country="FR" fo:font-style="italic" style:font-size-asian="16pt" style:font-style-asian="italic" style:font-size-complex="16pt" style:font-style-complex="italic"/>
    </style:style>
    <style:style style:name="T10" style:family="text">
      <style:text-properties fo:font-size="16pt" fo:language="fr" fo:country="FR" fo:font-style="italic" officeooo:rsid="001a6baf" style:font-size-asian="14pt" style:font-style-asian="italic" style:font-size-complex="16pt" style:font-style-complex="italic"/>
    </style:style>
    <style:style style:name="T11" style:family="text">
      <style:text-properties fo:font-size="16pt" fo:language="fr" fo:country="FR" fo:font-style="normal" style:font-size-asian="16pt" style:font-style-asian="normal" style:font-size-complex="16pt" style:font-style-complex="normal"/>
    </style:style>
    <style:style style:name="T12" style:family="text">
      <style:text-properties officeooo:rsid="00167b4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7b9e2" style:font-style-asian="italic" style:font-style-complex="italic"/>
    </style:style>
    <style:style style:name="T15" style:family="text">
      <style:text-properties fo:font-style="italic" officeooo:rsid="001c97ed" style:font-style-asian="italic" style:font-style-complex="italic"/>
    </style:style>
    <style:style style:name="T16" style:family="text">
      <style:text-properties style:text-position="sub 58%" fo:font-size="16pt" fo:font-style="italic" officeooo:rsid="00167b47" style:font-size-asian="14pt" style:font-style-asian="italic" style:font-size-complex="16pt" style:font-style-complex="italic"/>
    </style:style>
    <style:style style:name="T17" style:family="text">
      <style:text-properties style:text-position="sub 58%" fo:font-size="16pt" fo:font-style="italic" officeooo:rsid="001a6baf" style:font-size-asian="14pt" style:font-style-asian="italic" style:font-size-complex="16pt" style:font-style-complex="italic"/>
    </style:style>
    <style:style style:name="T18" style:family="text">
      <style:text-properties style:text-position="sub 58%" fo:font-size="16pt" fo:language="fr" fo:country="FR" fo:font-style="italic" officeooo:rsid="001a6baf" style:font-size-asian="14pt" style:font-style-asian="italic" style:font-size-complex="16pt" style:font-style-complex="italic"/>
    </style:style>
    <style:style style:name="T19" style:family="text">
      <style:text-properties style:text-position="sub 58%" fo:font-style="italic" officeooo:rsid="0017b9e2" style:font-style-asian="italic" style:font-style-complex="italic"/>
    </style:style>
    <style:style style:name="T20" style:family="text">
      <style:text-properties style:text-position="0% 100%" fo:font-size="16pt" fo:font-style="normal" officeooo:rsid="00167b47" style:font-size-asian="14pt" style:font-style-asian="normal" style:font-size-complex="16pt" style:font-style-complex="normal"/>
    </style:style>
    <style:style style:name="T21" style:family="text">
      <style:text-properties style:text-position="0% 100%" fo:font-style="italic" officeooo:rsid="0017b9e2" style:font-style-asian="italic" style:font-style-complex="italic"/>
    </style:style>
    <style:style style:name="T22" style:family="text">
      <style:text-properties style:text-position="0% 100%" fo:font-style="normal" officeooo:rsid="0017b9e2" style:font-style-asian="normal" style:font-style-complex="normal"/>
    </style:style>
    <style:style style:name="T23" style:family="text">
      <style:text-properties officeooo:rsid="0017b9e2"/>
    </style:style>
    <style:style style:name="T24" style:family="text">
      <style:text-properties officeooo:rsid="001bfbae"/>
    </style:style>
    <style:style style:name="T25" style:family="text">
      <style:text-properties officeooo:rsid="001c97ed"/>
    </style:style>
    <style:style style:name="fr1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fill-image-width="0cm" draw:fill-image-height="0cm" fo:padding="0cm" fo:border="none" style:shadow="none" draw:shadow-opacity="100%" draw:ole-draw-aspect="1"/>
    </style:style>
    <style:style style:name="fr2" style:family="graphic" style:parent-style-name="Formula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vertical-rel="paragraph" style:horizontal-pos="center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3. Méthodologie</text:p>
      <text:p text:style-name="P1"/>
      <text:p text:style-name="P3"><text:tab/>3.1 La méthode de Boltzmann sur réseau.</text:p>
      <text:p text:style-name="P3"/>
      <text:p text:style-name="P3"/>
      <text:p text:style-name="P4">Communément appellé LBM (lattice-Boltzmann method) la méthode de Bolzmann sur réseau est utilisé pour simuler le comportement dans le temps d’une onde électroma<text:span text:style-name="T12">gne</text:span>tique ou d’un fluid newtoniens.</text:p>
      <text:p text:style-name="P13"><text:span text:style-name="T2">La méthode est appliqué sur un site non-dimensionnée,</text:span><text:span text:style-name="T3"> </text:span><text:span text:style-name="T2">est donc à l’utilisateur definir le pas d’espace </text:span><text:span text:style-name="T6">δ</text:span><text:span text:style-name="T17">x</text:span><text:span text:style-name="T6"> </text:span><text:span text:style-name="T2">et le pas de temps </text:span><text:span text:style-name="T6">δ</text:span><text:span text:style-name="T17">t</text:span><text:span text:style-name="T2">.</text:span></text:p>
      <text:p text:style-name="P7"><text:span text:style-name="T2">I</text:span><text:span text:style-name="T1">l est possible de distinguer plusieur façon de utiliser ce models à partir du nombre de different lattice utilisé, une manière pour les caractériser est le schema DnQm où “Dn” <text:s/>représente le</text:span><text:span text:style-name="T3">s </text:span><text:span text:style-name="T6">n</text:span><text:span text:style-name="T1"> dimension du réseau et</text:span></text:p>
      <text:p text:style-name="P8"><text:span text:style-name="T1">“Qm” décrit </text:span><text:span text:style-name="T3">les </text:span><text:span text:style-name="T6">m</text:span><text:span text:style-name="T3"> directions de propagation de l’onde.</text:span></text:p>
      <text:p text:style-name="P8"><text:span text:style-name="T3"><text:line-break/>L’onde est decrite par une quantité </text:span><text:span text:style-name="T5">f</text:span><text:span text:style-name="T16">i </text:span><text:span text:style-name="T20">avec i = 0 .. m representent ça distribution de densité.</text:span></text:p>
      <text:p text:style-name="P10">Ils se distinguent l’equation de collision de phase:</text:p>
      <text:p text:style-name="P10"/>
      <text:p text:style-name="P10"><draw:frame draw:style-name="fr1" draw:name="Oggetto1" text:anchor-type="char" svg:y="0.372cm" svg:width="5.664cm" svg:height="0.584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tab/><text:tab/><text:tab/><text:tab/><text:tab/></text:p>
      <text:p text:style-name="P11"/>
      <text:p text:style-name="P10">et l’equation de propagation de phase:</text:p>
      <text:p text:style-name="P10"/>
      <text:p text:style-name="P10"><text:tab/><text:tab/><text:tab/><text:tab/><text:tab/><draw:frame draw:style-name="fr2" draw:name="Oggetto2" text:anchor-type="char" svg:y="0.09cm" svg:width="4.849cm" svg:height="0.59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>qui caractérisent le mouvement de l’onde.<text:line-break/>En particulier pour les cas D2Q5 et D3Q7 on obtient les equations:</text:p>
      <text:p text:style-name="P10"/>
      <text:p text:style-name="P10"><text:tab/><text:tab/><text:tab/><text:tab/><text:tab/><draw:frame draw:style-name="fr3" draw:name="Oggetto3" text:anchor-type="char" svg:y="0cm" svg:width="3.889cm" svg:height="1.058cm" draw:z-index="1"><draw:object xlink:href="./Object 3" xlink:type="simple" xlink:show="embed" xlink:actuate="onLoad"/><draw:image xlink:href="./ObjectReplacements/Object 3" xlink:type="simple" xlink:show="embed" xlink:actuate="onLoad"/></draw:frame> <text:s text:c="2"/><text:span text:style-name="T24">for </text:span><text:span text:style-name="T13">i = 0 .. m</text:span></text:p>
      <text:p text:style-name="P10"><text:span text:style-name="T13"/></text:p>
      <text:p text:style-name="P10"><text:tab/><text:tab/><text:tab/><text:tab/><text:tab/></text:p>
      <text:p text:style-name="P10"><text:tab/><text:tab/><text:tab/><text:tab/><text:tab/><text:tab/><text:tab/><draw:frame draw:style-name="fr3" draw:name="Oggetto4" text:anchor-type="char" svg:y="0cm" svg:width="3.318cm" svg:height="1.11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0"/>
      <text:p text:style-name="P5">où <text:span text:style-name="T13">n</text:span> est l’indice de refraction du point traité, <draw:frame draw:style-name="fr4" draw:name="Oggetto5" text:anchor-type="as-char" svg:y="-0.432cm" svg:width="1.625cm" svg:height="0.587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3">, </text:span><text:span text:style-name="T14">v</text:span><text:span text:style-name="T23"> est la vitesse de propagation de l’onde, </text:span><text:span text:style-name="T14">v</text:span><text:span text:style-name="T19">i</text:span><text:span text:style-name="T21"> </text:span><text:span text:style-name="T22">reprèsent la vitesse directionelle de l’onde et </text:span><text:span text:style-name="T22"><draw:frame draw:style-name="fr4" draw:name="Oggetto6" text:anchor-type="as-char" svg:y="-0.432cm" svg:width="1.93cm" svg:height="0.58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2">.</text:span></text:p>
      <text:p text:style-name="P3"><text:soft-page-break/></text:p>
      <text:p text:style-name="P9"><text:span text:style-name="T4">La source de l’onde peut </text:span><text:bookmark text:name="tw-target-text"/><text:span text:style-name="T7">ê</text:span><text:span text:style-name="T8">tre calculé à partir de l’equation:</text:span></text:p>
      <text:p text:style-name="P9"><text:span text:style-name="T8"/></text:p>
      <text:p text:style-name="P12"><text:tab/><text:tab/><text:tab/><text:tab/><text:tab/><draw:frame draw:style-name="fr3" draw:name="Oggetto7" text:anchor-type="char" svg:y="0.09cm" svg:width="4.177cm" svg:height="0.591cm" draw:z-index="6"><draw:object xlink:href="./Object 7" xlink:type="simple" xlink:show="embed" xlink:actuate="onLoad"/><draw:image xlink:href="./ObjectReplacements/Object 7" xlink:type="simple" xlink:show="embed" xlink:actuate="onLoad"/></draw:frame> <text:span text:style-name="T25">for </text:span><text:span text:style-name="T15">i = 1 .. m</text:span></text:p>
      <text:p text:style-name="P12"/>
      <text:p text:style-name="P14"><text:span text:style-name="T8">o</text:span><text:span text:style-name="T7">ù </text:span><text:span text:style-name="T9">v </text:span><text:span text:style-name="T11">est la frequence de l’onde, </text:span><text:span text:style-name="T9">A</text:span><text:span text:style-name="T11"> est l’amplitude maximal et </text:span><text:span text:style-name="T9">t</text:span><text:span text:style-name="T11"> est l’iteration courant de la methode multiplié par le pas the temps </text:span><text:span text:style-name="T10">δ</text:span><text:span text:style-name="T18">t</text:span><text:span text:style-name="T11">.</text:span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5:37:24.581303967</meta:creation-date>
    <dc:date>2018-08-23T20:38:23.393644176</dc:date>
    <meta:editing-duration>PT6M36S</meta:editing-duration>
    <meta:editing-cycles>2</meta:editing-cycles>
    <meta:generator>LibreOffice/5.1.6.2$Linux_X86_64 LibreOffice_project/10m0$Build-2</meta:generator>
    <meta:document-statistic meta:table-count="0" meta:image-count="0" meta:object-count="7" meta:page-count="2" meta:paragraph-count="19" meta:word-count="231" meta:character-count="1350" meta:non-whitespace-character-count="1094"/>
  </office:meta>
</office:document-meta>
</file>

<file path=Object 1/content.xml><?xml version="1.0" encoding="utf-8"?>
<math xmlns="http://www.w3.org/1998/Math/MathML" display="block">
  <semantics>
    <mrow>
      <msubsup>
        <mi>f</mi>
        <mi>i</mi>
        <mi mathvariant="italic">out</mi>
      </msubsup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bsup>
          <mi>f</mi>
          <mi>i</mi>
          <mrow>
            <mi>i</mi>
            <mi>n</mi>
          </mrow>
        </msubsup>
      </mrow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+</mo>
        <msub>
          <mi mathvariant="normal">Ω</mi>
          <mi>i</mi>
        </msub>
      </mrow>
      <mrow>
        <mo fence="true" stretchy="false">(</mo>
        <mrow>
          <mrow>
            <msup>
              <mi>f</mi>
              <mrow>
                <mi>i</mi>
                <mi>n</mi>
              </mrow>
            </msup>
            <mrow>
              <mo fence="true" stretchy="false">(</mo>
              <mrow>
                <mrow>
                  <mi>r</mi>
                  <mi>,</mi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f_{i}^{out}( r,t ) = f_{i}^{i n}( r,t )+ %OMEGA_{ i }( f^{i n}( r,t ) )
</annotation>
  </semantics>
</math>
</file>

<file path=Object 2/content.xml><?xml version="1.0" encoding="utf-8"?>
<math xmlns="http://www.w3.org/1998/Math/MathML" display="block">
  <semantics>
    <mrow>
      <msubsup>
        <mi>f</mi>
        <mi>i</mi>
        <mrow>
          <mi>i</mi>
          <mi>n</mi>
        </mrow>
      </msubsup>
      <mrow>
        <mrow>
          <mo fence="true" stretchy="false">(</mo>
          <mrow>
            <mrow>
              <mrow>
                <mi>r</mi>
                <mo stretchy="false">+</mo>
                <msub>
                  <mi mathvariant="normal">δ</mi>
                  <mi>t</mi>
                </msub>
              </mrow>
              <msub>
                <mi>v</mi>
                <mi>i</mi>
              </msub>
              <mi>,</mi>
              <mrow>
                <mi>t</mi>
                <mo stretchy="false">+</mo>
                <msub>
                  <mi mathvariant="normal">δ</mi>
                  <mi>t</mi>
                </msub>
              </mrow>
            </mrow>
          </mrow>
          <mo fence="true" stretchy="false">)</mo>
        </mrow>
        <mo stretchy="false">=</mo>
        <msubsup>
          <mi>f</mi>
          <mi>i</mi>
          <mi mathvariant="italic">out</mi>
        </msubsup>
      </mrow>
      <mrow>
        <mo fence="true" stretchy="false">(</mo>
        <mrow>
          <mrow>
            <mi>r</mi>
            <mi>,</mi>
            <mi>t</mi>
          </mrow>
        </mrow>
        <mo fence="true" stretchy="false">)</mo>
      </mrow>
    </mrow>
    <annotation encoding="StarMath 5.0">f_{i}^{ i n }( r +%delta_{t}v_{i},t+%delta_{t} )=f_{ i }^{ out }( r,t )
</annotation>
  </semantics>
</math>
</file>

<file path=Object 3/content.xml><?xml version="1.0" encoding="utf-8"?>
<math xmlns="http://www.w3.org/1998/Math/MathML" display="block">
  <semantics>
    <mrow>
      <mrow>
        <msubsup>
          <mi>f</mi>
          <mi>i</mi>
          <mi mathvariant="italic">out</mi>
        </msubsup>
        <mo stretchy="false">=</mo>
        <mfrac>
          <mn>2</mn>
          <mrow>
            <msup>
              <mi>n</mi>
              <mn>2</mn>
            </msup>
            <mi>q</mi>
          </mrow>
        </mfrac>
      </mrow>
      <mrow>
        <mi mathvariant="normal">ρ</mi>
        <mo stretchy="false">+</mo>
        <mfrac>
          <mn>1</mn>
          <mi>v</mi>
        </mfrac>
      </mrow>
      <msub>
        <mi>v</mi>
        <mi>i</mi>
      </msub>
      <mrow>
        <mi>j</mi>
        <mo stretchy="false">−</mo>
        <msub>
          <mi>f</mi>
          <mi>i</mi>
        </msub>
      </mrow>
    </mrow>
    <annotation encoding="StarMath 5.0">f_ { i }^{ out } = 2over{n^2 q }%rho + 1 over v v_i j - f_i</annotation>
  </semantics>
</math>
</file>

<file path=Object 4/content.xml><?xml version="1.0" encoding="utf-8"?>
<math xmlns="http://www.w3.org/1998/Math/MathML" display="block">
  <semantics>
    <mrow>
      <mrow>
        <msubsup>
          <mi>f</mi>
          <mn>0</mn>
          <mi mathvariant="italic">out</mi>
        </msubsup>
        <mo stretchy="false">=</mo>
        <mfrac>
          <mrow>
            <mn>2</mn>
            <mrow>
              <msup>
                <mi>n</mi>
                <mn>2</mn>
              </msup>
              <mo stretchy="false">−</mo>
              <mn>1</mn>
            </mrow>
          </mrow>
          <msup>
            <mi>n</mi>
            <mn>2</mn>
          </msup>
        </mfrac>
      </mrow>
      <mrow>
        <mi mathvariant="normal">ρ</mi>
        <mo stretchy="false">−</mo>
        <msub>
          <mi>f</mi>
          <mn>0</mn>
        </msub>
      </mrow>
    </mrow>
    <annotation encoding="StarMath 5.0">f_ { 0 }^{ out } = {2n^2 -1}over{n^2}%rho - f_0</annotation>
  </semantics>
</math>
</file>

<file path=Object 5/content.xml><?xml version="1.0" encoding="utf-8"?>
<math xmlns="http://www.w3.org/1998/Math/MathML" display="block">
  <semantics>
    <mrow>
      <mi mathvariant="normal">ρ</mi>
      <mo stretchy="false">=</mo>
      <mrow>
        <mo stretchy="false">∑</mo>
        <msub>
          <mi>f</mi>
          <mi>i</mi>
        </msub>
      </mrow>
    </mrow>
    <annotation encoding="StarMath 5.0">%rho = sum f_i</annotation>
  </semantics>
</math>
</file>

<file path=Object 6/content.xml><?xml version="1.0" encoding="utf-8"?>
<math xmlns="http://www.w3.org/1998/Math/MathML" display="block">
  <semantics>
    <mrow>
      <mrow>
        <mi>j</mi>
        <mo stretchy="false">=</mo>
        <mrow>
          <mo stretchy="false">∑</mo>
          <msub>
            <mi>v</mi>
            <mi>i</mi>
          </msub>
        </mrow>
      </mrow>
      <msub>
        <mi>f</mi>
        <mi>i</mi>
      </msub>
    </mrow>
    <annotation encoding="StarMath 5.0">j = sum v_i f_i
</annotation>
  </semantics>
</math>
</file>

<file path=Object 7/content.xml><?xml version="1.0" encoding="utf-8"?>
<math xmlns="http://www.w3.org/1998/Math/MathML" display="block">
  <semantics>
    <mrow>
      <msubsup>
        <mi>f</mi>
        <mi>i</mi>
        <mi mathvariant="italic">out</mi>
      </msubsup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i>A</mi>
      </mrow>
      <mi>sin</mi>
      <mrow>
        <mo fence="true" stretchy="false">(</mo>
        <mrow>
          <mrow>
            <mn>2</mn>
            <mi mathvariant="normal">π</mi>
            <mi>v</mi>
            <mi>t</mi>
          </mrow>
        </mrow>
        <mo fence="true" stretchy="false">)</mo>
      </mrow>
    </mrow>
    <annotation encoding="StarMath 5.0">f_i^{ out }( r,t ) = A sin ( 2%pi v t )
</annotation>
  </semantics>
</math>
</file>